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unos links y páginas para la instalación de OpenStack y OpenShift en Docker.</text:p>
      <text:p text:style-name="P2"/>
      <text:p text:style-name="P2"/>
      <text:p text:style-name="P1">OpenStack</text:p>
      <text:p text:style-name="P2"/>
      <text:list xml:id="list8338324357666170672" text:style-name="L1">
        <text:list-item>
          <text:p text:style-name="P3"><text:bookmark text:name="docs-internal-guid-3d8bc0c8-7fff-96d0-d0a5-cb59e464bbc7"/><text:a xlink:type="simple" xlink:href="https://www.youtube.com/watch?v=AjayJgvLYKs" text:style-name="Internet_20_link" text:visited-style-name="Visited_20_Internet_20_Link"><text:span text:style-name="T2">https://www.youtube.com/watch?v=AjayJgvLYKs</text:span></text:a> </text:p>
        </text:list-item>
        <text:list-item>
          <text:p text:style-name="P3"><text:a xlink:type="simple" xlink:href="https://www.youtube.com/watch?v=BKYJuYsT4z4" text:style-name="Internet_20_link" text:visited-style-name="Visited_20_Internet_20_Link">https://www.youtube.com/watch?v=BKYJuYsT4z4</text:a></text:p>
        </text:list-item>
      </text:list>
      <text:p text:style-name="P2"/>
      <text:p text:style-name="P1">OpenShift</text:p>
      <text:p text:style-name="P4"/>
      <text:list xml:id="list5050517877043438240" text:style-name="L2">
        <text:list-item>
          <text:p text:style-name="P5"><text:bookmark text:name="docs-internal-guid-188c2923-7fff-b247-1068-7831e0afa7cc"/><text:a xlink:type="simple" xlink:href="https://www.youtube.com/watch?v=RalOeUKsNlM" text:style-name="Internet_20_link" text:visited-style-name="Visited_20_Internet_20_Link"><text:span text:style-name="T1">https://www.youtube.com/watch?v=RalOeUKsNlM</text:span></text:a> </text:p>
        </text:list-item>
        <text:list-item>
          <text:p text:style-name="P5"><text:a xlink:type="simple" xlink:href="https://www.youtube.com/watch?v=Rj0We91ec9Y" text:style-name="Internet_20_link" text:visited-style-name="Visited_20_Internet_20_Link">https://www.youtube.com/watch?v=Rj0We91ec9Y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Ayuso</meta:initial-creator>
    <meta:creation-date>2020-03-31T22:47:14.33</meta:creation-date>
    <dc:date>2020-03-31T22:54:26.76</dc:date>
    <dc:creator>Alex Ayuso</dc:creator>
    <meta:editing-duration>PT7M14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7" meta:word-count="23" meta:character-count="275"/>
  </office:meta>
</office:document-meta>
</file>